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d1c" officeooo:paragraph-rsid="00045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ienv</text:p>
      <text:p text:style-name="P1">eslint</text:p>
      <text:p text:style-name="P1">image preview</text:p>
      <text:p text:style-name="P1">prettier</text:p>
      <text:p text:style-name="P1">tabnine</text:p>
      <text:p text:style-name="P1"/>
      <text:p text:style-name="P1">todo highligh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6:06:58.871526758</meta:creation-date>
    <dc:date>2021-10-02T16:10:09.670436830</dc:date>
    <meta:editing-duration>PT3M11S</meta:editing-duration>
    <meta:editing-cycles>1</meta:editing-cycles>
    <meta:document-statistic meta:table-count="0" meta:image-count="0" meta:object-count="0" meta:page-count="1" meta:paragraph-count="6" meta:word-count="8" meta:character-count="54" meta:non-whitespace-character-count="52"/>
    <meta:generator>LibreOffice/6.4.7.2$Linux_X86_64 LibreOffice_project/40$Build-2</meta:generator>
  </office:meta>
</office:document-meta>
</file>